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Source Code Pro" svg:font-family="'Source Code Pro', monospace, Arial, Helvetica, sans-serif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53f7e" officeooo:paragraph-rsid="00153f7e"/>
    </style:style>
    <style:style style:name="P2" style:family="paragraph" style:parent-style-name="Heading_20_2">
      <style:text-properties fo:font-variant="normal" fo:text-transform="none" fo:color="#242a35" style:font-name="Poppins" fo:font-size="19.5pt" fo:letter-spacing="normal" fo:font-style="normal" fo:font-weight="bold" officeooo:rsid="00153f7e" officeooo:paragraph-rsid="00153f7e" style:font-weight-asian="bold" style:font-weight-complex="bold"/>
    </style:style>
    <style:style style:name="P3" style:family="paragraph" style:parent-style-name="Heading_20_2">
      <style:text-properties fo:font-variant="normal" fo:text-transform="none" fo:color="#242a35" style:font-name="Poppins" fo:font-size="19.5pt" fo:letter-spacing="normal" fo:font-style="normal" fo:font-weight="bold" officeooo:rsid="00153f7e" officeooo:paragraph-rsid="00153f7e"/>
    </style:style>
    <style:style style:name="P4" style:family="paragraph" style:parent-style-name="Standard">
      <style:text-properties officeooo:rsid="00153f7e" officeooo:paragraph-rsid="00153f7e"/>
    </style:style>
    <style:style style:name="P5" style:family="paragraph" style:parent-style-name="Standard">
      <style:text-properties fo:font-variant="normal" fo:text-transform="none" fo:color="#242a35" style:font-name="Source Sans Pro" fo:font-size="12pt" fo:letter-spacing="normal" fo:font-style="normal" fo:font-weight="normal" officeooo:rsid="00153f7e" officeooo:paragraph-rsid="00153f7e"/>
    </style:style>
    <style:style style:name="P6" style:family="paragraph" style:parent-style-name="Standard">
      <style:text-properties fo:font-variant="normal" fo:text-transform="none" fo:color="#242a35" style:font-name="Source Sans Pro" fo:font-size="12pt" fo:letter-spacing="normal" fo:font-style="normal" fo:font-weight="normal" officeooo:rsid="00153f7e" officeooo:paragraph-rsid="00153f7e" style:font-weight-asian="normal" style:font-weight-complex="normal"/>
    </style:style>
    <style:style style:name="P7" style:family="paragraph" style:parent-style-name="Standard">
      <style:text-properties fo:font-variant="normal" fo:text-transform="none" fo:color="#242a35" style:font-name="Source Sans Pro" fo:font-size="12pt" fo:letter-spacing="normal" fo:font-style="normal" fo:font-weight="bold" officeooo:rsid="00153f7e" officeooo:paragraph-rsid="00153f7e" style:font-weight-asian="bold" style:font-weight-complex="bold"/>
    </style:style>
    <style:style style:name="P8" style:family="paragraph" style:parent-style-name="Text_20_body">
      <style:text-properties fo:font-variant="normal" fo:text-transform="none" fo:color="#242a35" style:font-name="Poppins" fo:font-size="19.5pt" fo:letter-spacing="normal" fo:font-style="normal" fo:font-weight="bold" officeooo:rsid="00153f7e" officeooo:paragraph-rsid="00153f7e" style:font-weight-asian="bold" style:font-weight-complex="bold"/>
    </style:style>
    <style:style style:name="T1" style:family="text">
      <style:text-properties style:font-name="Source Sans Pro" fo:font-size="12pt"/>
    </style:style>
    <style:style style:name="T2" style:family="text">
      <style:text-properties style:font-name="Source Sans Pro" fo:font-size="12pt" fo:font-weight="normal"/>
    </style:style>
    <style:style style:name="T3" style:family="text">
      <style:text-properties style:font-name="Source Sans Pro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Source Code Pro" fo:font-size="10.5pt"/>
    </style:style>
    <style:style style:name="T6" style:family="text">
      <style:text-properties style:font-name="Source Code Pro" fo:font-size="10.5pt" fo:font-weight="bold" style:font-weight-asian="bold" style:font-weight-complex="bold"/>
    </style:style>
    <style:style style:name="T7" style:family="text">
      <style:text-properties style:font-name="Poppins" fo:font-size="19.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55ff" style:text-line-through-style="none" style:text-line-through-type="none" style:font-name="Source Code Pro" fo:font-size="10.5pt" style:text-underline-style="none" fo:font-weight="normal" style:text-blinking="false" fo:background-color="#ffffff" loext:char-shading-value="0"/>
    </style:style>
    <style:style style:name="T10" style:family="text">
      <style:text-properties fo:color="#0055ff" style:text-line-through-style="none" style:text-line-through-type="none" style:font-name="Source Code Pro" fo:font-size="10.5pt" style:text-underline-style="none" style:text-blinking="false" fo:background-color="#ffffff" loext:char-shading-value="0"/>
    </style:style>
    <style:style style:name="T11" style:family="text">
      <style:text-properties fo:color="#0055ff" style:text-line-through-style="none" style:text-line-through-type="none" style:font-name="Source Code Pro" fo:font-size="10.5pt" style:text-underline-style="none" fo:font-weight="bold" style:text-blinking="false" fo:background-color="#ffffff" loext:char-shading-value="0" style:font-weight-asian="bold" style:font-weight-complex="bold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[11:09] Amit</text:p>
      <text:p text:style-name="P4"/>
      <text:h text:style-name="P1" text:outline-level="2"><text:bookmark text:name="step-1-generate-certificates"/><text:span text:style-name="T7">Step 1. Generate certificates</text:span></text:h>
      <text:p text:style-name="P7">Create two directories:</text:p>
      <text:p text:style-name="P5">mkdir certs my-safe-directory</text:p>
      <text:p text:style-name="P4"/>
      <text:p text:style-name="P7">Create the CA (Certificate Authority) certificate and key pair:</text:p>
      <text:p text:style-name="P5">cockroach cert create-ca --certs-dir=certs –ca-key=my-safe-directory/ca.key</text:p>
      <text:p text:style-name="P5"/>
      <text:p text:style-name="P7">Create the certificate and key pair for your nodes:</text:p>
      <text:p text:style-name="P5">cockroach cert create-node localhost $(hostname) --certs-dir=certs –ca-key=my-safe-directory/ca.key</text:p>
      <text:p text:style-name="P5"/>
      <text:p text:style-name="P5"><text:span text:style-name="T8">Create a client certificate and key pair for the </text:span><text:span text:style-name="Source_20_Text"><text:span text:style-name="T6">root</text:span></text:span><text:span text:style-name="T8"> user:</text:span></text:p>
      <text:p text:style-name="P5">cockroach cert create-client root --certs-dir=certs –ca-key=my-safe-directory/ca.key</text:p>
      <text:p text:style-name="P5"/>
      <text:p text:style-name="P5"/>
      <text:h text:style-name="P2" text:outline-level="2"><text:bookmark text:name="step-2-start-the-cluster"/>Step 2. Start the cluster</text:h>
      <text:p text:style-name="P8"><text:span text:style-name="T1">Use the </text:span><text:a xlink:type="simple" xlink:href="https://www.cockroachlabs.com/docs/v22.2/cockroach-start" text:style-name="Internet_20_link" text:visited-style-name="Visited_20_Internet_20_Link"><text:span text:style-name="Source_20_Text">cockroach start</text:span></text:a><text:span text:style-name="Source_20_Text"><text:span text:style-name="T10"> </text:span></text:span><text:span text:style-name="T1">command to start the first node:</text:span></text:p>
      <text:p text:style-name="P8"><text:span text:style-name="T3">cockroach start --certs-dir=certs --store=node1 --listen-addr=localhost:26257 --http-addr=localhost:8080 --join=localhost:26257,localhost:26258,localhost:26259 --background</text:span></text:p>
      <text:p text:style-name="P5"/>
      <text:p text:style-name="P7">Start two more nodes:</text:p>
      <text:p text:style-name="P5">cockroach start --certs-dir=certs --store=node2 --listen-addr=localhost:26258 --http-addr=localhost:8081 --join=localhost:26257,localhost:26258,localhost:26259 –background</text:p>
      <text:p text:style-name="P5"/>
      <text:p text:style-name="P5">cockroach start --certs-dir=certs --store=node3 --listen-addr=localhost:26259 --http-addr=localhost:8082 --join=localhost:26257,localhost:26258,localhost:26259 –background</text:p>
      <text:p text:style-name="P5"/>
      <text:p text:style-name="P5"/>
      <text:p text:style-name="P5"><text:span text:style-name="T8">Use the </text:span><text:a xlink:type="simple" xlink:href="https://www.cockroachlabs.com/docs/v22.2/cockroach-init" text:style-name="Internet_20_link" text:visited-style-name="Visited_20_Internet_20_Link"><text:span text:style-name="Source_20_Text">cockroach init</text:span></text:a><text:span text:style-name="Source_20_Text"><text:span text:style-name="T11"> </text:span></text:span><text:span text:style-name="T8">command to perform a one-time initialization of the cluster, sending the request to any node on the </text:span><text:span text:style-name="Source_20_Text"><text:span text:style-name="T6">--join </text:span></text:span><text:span text:style-name="T8">list:</text:span></text:p>
      <text:p text:style-name="P6">cockroach init --certs-dir=certs --host=localhost:26257</text:p>
      <text:p text:style-name="P5"><text:span text:style-name="T8"/></text:p>
      <text:p text:style-name="P5"/>
      <text:h text:style-name="P3" text:outline-level="2"><text:bookmark text:name="step-3-use-the-built-in-sql-client"/><text:span text:style-name="T13">Step 3. Use the built-in SQL client</text:span></text:h>
      <text:p text:style-name="P5"><text:span text:style-name="T8">Run the </text:span><text:a xlink:type="simple" xlink:href="https://www.cockroachlabs.com/docs/v22.2/cockroach-sql" text:style-name="Internet_20_link" text:visited-style-name="Visited_20_Internet_20_Link"><text:span text:style-name="Source_20_Text">cockroach sql</text:span></text:a><text:span text:style-name="Source_20_Text"><text:span text:style-name="T11"> </text:span></text:span><text:span text:style-name="T8">command against node 1:</text:span></text:p>
      <text:p text:style-name="P6">cockroach sql --certs-dir=certs –host=localhost:26257</text:p>
      <text:p text:style-name="P6"/>
      <text:p text:style-name="P6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Source Code Pro" svg:font-family="'Source Code Pro', monospace, Arial, Helvetica, sans-serif"/>
    <style:font-face style:name="Source Sans Pro" svg:font-family="'Source Sans Pro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1:09:48.281432287</meta:creation-date>
    <dc:date>2023-04-27T11:26:55.936369644</dc:date>
    <meta:editing-duration>PT17M9S</meta:editing-duration>
    <meta:editing-cycles>1</meta:editing-cycles>
    <meta:document-statistic meta:table-count="0" meta:image-count="0" meta:object-count="0" meta:page-count="2" meta:paragraph-count="21" meta:word-count="171" meta:character-count="1463" meta:non-whitespace-character-count="1336"/>
    <meta:generator>LibreOffice/6.4.7.2$Linux_X86_64 LibreOffice_project/40$Build-2</meta:generator>
  </office:meta>
</office:document-meta>
</file>